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</style:style>
    <style:style style:name="gr7" style:family="graphic" style:parent-style-name="standard">
      <style:graphic-properties draw:stroke="none" svg:stroke-color="#000000" draw:fill="none" draw:fill-color="#ffffff" fo:min-height="2.2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ặc_20_định">
        <draw:custom-shape draw:style-name="gr1" draw:text-style-name="P1" draw:layer="layout" svg:width="4.699cm" svg:height="2.794cm" svg:x="1.254cm" svg:y="1.254cm">
          <text:p text:style-name="P1">Bắt đầ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096cm" svg:height="3.81cm" svg:x="1cm" svg:y="5.064cm">
          <text:p text:style-name="P1">n</text:p>
          <text:p text:style-name="P1"><text:s/>mảng A chứa cac phtu kiểu struct labai bao gồm </text:p>
          <text:p text:style-name="P1">string dulieu, </text:p>
          <text:p text:style-name="P1">int giatri, </text:p>
          <text:p text:style-name="P1">string loai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54cm" svg:y1="3.921cm" svg:x2="3.54cm" svg:y2="5.191cm">
          <text:p/>
        </draw:line>
        <draw:rect draw:style-name="gr3" draw:text-style-name="P1" draw:layer="layout" svg:width="3.302cm" svg:height="2.032cm" svg:x="1.508cm" svg:y="10.801cm">
          <text:p text:style-name="P1">i = 0</text:p>
        </draw:rect>
        <draw:line draw:style-name="gr2" draw:text-style-name="P1" draw:layer="layout" svg:x1="3.286cm" svg:y1="9.082cm" svg:x2="3.286cm" svg:y2="10.606cm">
          <text:p/>
        </draw:line>
        <draw:custom-shape draw:style-name="gr1" draw:text-style-name="P1" draw:layer="layout" svg:width="4.318cm" svg:height="2.54cm" svg:x="1.127cm" svg:y="14.103cm">
          <text:p text:style-name="P1">i &lt; n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xml:id="id3" draw:id="id3" draw:layer="layout" svg:x1="3.259cm" svg:y1="12.833cm" svg:x2="3.259cm" svg:y2="14.103cm">
          <text:p/>
        </draw:line>
        <draw:frame draw:style-name="gr4" draw:layer="layout" svg:width="1.143cm" svg:height="0.963cm" svg:x="3.526cm" svg:y="16.317cm">
          <draw:text-box>
            <text:p>Đ</text:p>
          </draw:text-box>
        </draw:frame>
        <draw:line draw:style-name="gr2" draw:text-style-name="P1" draw:layer="layout" svg:x1="3.286cm" svg:y1="16.516cm" svg:x2="3.286cm" svg:y2="17.786cm">
          <text:p/>
        </draw:line>
        <draw:frame draw:style-name="gr5" draw:layer="layout" svg:width="0.925cm" svg:height="0.963cm" svg:x="4.596cm" svg:y="14.099cm">
          <draw:text-box>
            <text:p>S</text:p>
          </draw:text-box>
        </draw:frame>
        <draw:custom-shape draw:style-name="gr1" draw:text-style-name="P1" draw:layer="layout" svg:width="4.572cm" svg:height="2.921cm" svg:x="1cm" svg:y="17.786cm">
          <text:p text:style-name="P1">If (A[i].dulieu == 'J'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layer="layout" svg:width="1.143cm" svg:height="0.963cm" svg:x="4.937cm" svg:y="18.167cm">
          <draw:text-box>
            <text:p>Đ</text:p>
          </draw:text-box>
        </draw:frame>
        <draw:rect draw:style-name="gr3" draw:text-style-name="P1" xml:id="id4" draw:id="id4" draw:layer="layout" svg:width="5.461cm" svg:height="2.943cm" svg:x="8.239cm" svg:y="17.51cm">
          <text:p text:style-name="P1">A[i].giatri = 8</text:p>
        </draw:rect>
        <draw:line draw:style-name="gr2" draw:text-style-name="P1" draw:layer="layout" svg:x1="5.572cm" svg:y1="19.31cm" svg:x2="8.112cm" svg:y2="19.31cm">
          <text:p/>
        </draw:line>
        <draw:custom-shape draw:style-name="gr1" draw:text-style-name="P1" draw:layer="layout" svg:width="4.572cm" svg:height="2.921cm" svg:x="1cm" svg:y="21.469cm">
          <text:p text:style-name="P1">If (A[i].dulieu == 'Q'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.313cm" svg:y1="20.707cm" svg:x2="3.313cm" svg:y2="21.723cm">
          <text:p/>
        </draw:line>
        <draw:rect draw:style-name="gr3" draw:text-style-name="P1" draw:layer="layout" svg:width="5.207cm" svg:height="2.943cm" svg:x="8.239cm" svg:y="21.193cm">
          <text:p text:style-name="P1">A[i].giatri = 9</text:p>
        </draw:rect>
        <draw:line draw:style-name="gr2" draw:text-style-name="P1" draw:layer="layout" svg:x1="5.445cm" svg:y1="22.866cm" svg:x2="8.239cm" svg:y2="22.866cm">
          <text:p/>
        </draw:line>
        <draw:frame draw:style-name="gr5" draw:layer="layout" svg:width="0.798cm" svg:height="0.963cm" svg:x="4.048cm" svg:y="20.326cm">
          <draw:text-box>
            <text:p>S</text:p>
          </draw:text-box>
        </draw:frame>
        <draw:frame draw:style-name="gr4" draw:layer="layout" svg:width="1.143cm" svg:height="0.963cm" svg:x="5.064cm" svg:y="21.776cm">
          <draw:text-box>
            <text:p>Đ</text:p>
          </draw:text-box>
        </draw:frame>
        <draw:frame draw:style-name="gr5" draw:layer="layout" svg:width="0.798cm" svg:height="0.963cm" svg:x="4.302cm" svg:y="23.755cm">
          <draw:text-box>
            <text:p>S</text:p>
          </draw:text-box>
        </draw:frame>
        <draw:frame draw:style-name="gr6" draw:layer="layout" svg:width="1.315cm" svg:height="1.217cm" svg:x="2.733cm" svg:y="24.697cm">
          <draw:text-box>
            <text:p>….</text:p>
          </draw:text-box>
        </draw:frame>
        <draw:custom-shape draw:style-name="gr1" draw:text-style-name="P1" draw:layer="layout" svg:width="4.572cm" svg:height="2.921cm" svg:x="1cm" svg:y="25.819cm">
          <text:p text:style-name="P1">If (A[i].dulieu == '2'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5.334cm" svg:height="2.816cm" svg:x="8.112cm" svg:y="25.638cm">
          <text:p text:style-name="P1">A[i].giatri = 12</text:p>
        </draw:rect>
        <draw:line draw:style-name="gr2" draw:text-style-name="P2" draw:layer="layout" svg:x1="5.572cm" svg:y1="27.311cm" svg:x2="8.239cm" svg:y2="27.311cm">
          <text:p/>
        </draw:line>
        <draw:frame draw:style-name="gr7" draw:layer="layout" svg:width="2.794cm" svg:height="2.487cm" svg:x="4.556cm" svg:y="25.713cm">
          <draw:text-box>
            <text:p>Đ</text:p>
          </draw:text-box>
        </draw:frame>
        <draw:frame draw:style-name="gr8" draw:layer="layout" svg:width="2.032cm" svg:height="2.455cm" svg:x="4.937cm" svg:y="27.777cm">
          <draw:text-box>
            <text:p>S</text:p>
          </draw:text-box>
        </draw:frame>
        <draw:line draw:style-name="gr2" draw:text-style-name="P2" draw:layer="layout" svg:x1="3.286cm" svg:y1="25.279cm" svg:x2="3.286cm" svg:y2="26.168cm">
          <text:p/>
        </draw:line>
        <draw:line draw:style-name="gr2" draw:text-style-name="P2" draw:layer="layout" svg:x1="3.159cm" svg:y1="28.613cm" svg:x2="3.159cm" svg:y2="30.613cm">
          <text:p/>
        </draw:line>
        <draw:rect draw:style-name="gr3" draw:text-style-name="P1" xml:id="id1" draw:id="id1" draw:layer="layout" svg:width="9.525cm" svg:height="3.28cm" svg:x="-1.667cm" svg:y="30.613cm">
          <text:p text:style-name="P1">A[i].giatri = (int) A[i].dulieu - 3</text:p>
        </draw:rect>
        <draw:rect draw:style-name="gr3" draw:text-style-name="P2" xml:id="id2" draw:id="id2" draw:layer="layout" svg:width="3.175cm" svg:height="1.651cm" svg:x="-5.096cm" svg:y="21.85cm">
          <text:p text:style-name="P1"><text:span text:style-name="T1">i++</text:span></text:p>
        </draw:rect>
        <draw:connector draw:style-name="gr2" draw:text-style-name="P2" xml:id="id5" draw:id="id5" draw:layer="layout" svg:x1="-1.667cm" svg:y1="32.253cm" svg:x2="-3.509cm" svg:y2="23.501cm" draw:start-shape="id1" draw:start-glue-point="3" draw:end-shape="id2" draw:end-glue-point="2" svg:d="M-1667 32253h-1842v-8752">
          <text:p/>
        </draw:connector>
        <draw:connector draw:style-name="gr2" draw:text-style-name="P2" draw:layer="layout" draw:line-skew="-4.508cm" svg:x1="-3.509cm" svg:y1="21.85cm" svg:x2="3.259cm" svg:y2="13.468cm" draw:start-shape="id2" draw:start-glue-point="0" draw:end-shape="id3" draw:end-glue-point="1" svg:d="M-3509 21850v-8382h6768">
          <text:p/>
        </draw:connector>
        <draw:rect draw:style-name="gr3" draw:text-style-name="P3" draw:layer="layout" svg:width="3.937cm" svg:height="2.032cm" svg:x="7.985cm" svg:y="14.357cm">
          <text:p text:style-name="P1"><text:span text:style-name="T2">j = 0</text:span></text:p>
        </draw:rect>
        <draw:line draw:style-name="gr2" draw:text-style-name="P2" draw:layer="layout" svg:x1="5.572cm" svg:y1="15.373cm" svg:x2="7.985cm" svg:y2="15.373cm">
          <text:p/>
        </draw:line>
        <draw:line draw:style-name="gr2" draw:text-style-name="P2" draw:layer="layout" svg:x1="11.922cm" svg:y1="15.351cm" svg:x2="17.764cm" svg:y2="15.478cm">
          <text:p/>
        </draw:line>
        <draw:custom-shape draw:style-name="gr1" draw:text-style-name="P3" draw:layer="layout" svg:width="4.318cm" svg:height="2.159cm" svg:x="17.354cm" svg:y="14.23cm">
          <text:p text:style-name="P1"><text:span text:style-name="T2">j &lt;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layer="layout" svg:width="2.794cm" svg:height="2.487cm" svg:x="19.923cm" svg:y="16.293cm">
          <draw:text-box>
            <text:p>Đ</text:p>
          </draw:text-box>
        </draw:frame>
        <draw:frame draw:style-name="gr8" draw:layer="layout" svg:width="2.032cm" svg:height="2.455cm" svg:x="4.937cm" svg:y="27.778cm">
          <draw:text-box>
            <text:p>S</text:p>
          </draw:text-box>
        </draw:frame>
        <draw:frame draw:style-name="gr8" draw:layer="layout" svg:width="2.032cm" svg:height="2.455cm" svg:x="20.812cm" svg:y="13.785cm">
          <draw:text-box>
            <text:p>S</text:p>
          </draw:text-box>
        </draw:frame>
        <draw:line draw:style-name="gr2" draw:text-style-name="P1" draw:layer="layout" svg:x1="19.513cm" svg:y1="16.367cm" svg:x2="19.513cm" svg:y2="19.161cm">
          <text:p/>
        </draw:line>
        <draw:custom-shape draw:style-name="gr1" draw:text-style-name="P1" draw:layer="layout" svg:width="7.498cm" svg:height="3.048cm" svg:x="15.757cm" svg:y="22.661cm">
          <text:p text:style-name="P1">If (A[j].loai == “chuong”)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3" draw:text-style-name="P1" draw:layer="layout" svg:width="8.89cm" svg:height="3.048cm" svg:x="25.257cm" svg:y="22.661cm">
          <text:p text:style-name="P1">A[j].giatri = A[j].giatri*4+2;</text:p>
        </draw:rect>
        <draw:connector draw:style-name="gr2" draw:text-style-name="P1" draw:layer="layout" draw:line-skew="1.023cm 2.917cm" svg:x1="13.7cm" svg:y1="18.981cm" svg:x2="-3.509cm" svg:y2="32.253cm" draw:start-shape="id4" draw:start-glue-point="1" draw:end-shape="id5" draw:end-glue-point="0" svg:d="M13700 18981h1524v16690h-18733v-3418">
          <text:p/>
        </draw:connector>
        <draw:line draw:style-name="gr9" draw:text-style-name="P1" draw:layer="layout" svg:x1="13.192cm" svg:y1="22.717cm" svg:x2="15.224cm" svg:y2="22.717cm">
          <text:p/>
        </draw:line>
        <draw:line draw:style-name="gr9" draw:text-style-name="P1" draw:layer="layout" svg:x1="13.319cm" svg:y1="26.94cm" svg:x2="15.224cm" svg:y2="26.94cm">
          <text:p/>
        </draw:line>
        <draw:line draw:style-name="gr2" draw:text-style-name="P1" draw:layer="layout" svg:x1="23.225cm" svg:y1="24.185cm" svg:x2="25.511cm" svg:y2="24.185cm">
          <text:p/>
        </draw:line>
        <draw:custom-shape draw:style-name="gr1" draw:text-style-name="P1" draw:layer="layout" svg:width="7.498cm" svg:height="3.048cm" draw:transform="skewX (-0.0123918376891574) translate (15.732cm 27.106cm)">
          <text:p text:style-name="P1">If (A[j].loai == “do”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draw:layer="layout" svg:width="8.89cm" svg:height="3.048cm" svg:x="25.232cm" svg:y="27.106cm">
          <text:p text:style-name="P1">A[j].giatri = A[j].giatri*4+3;</text:p>
        </draw:rect>
        <draw:line draw:style-name="gr2" draw:text-style-name="P1" draw:layer="layout" svg:x1="23.2cm" svg:y1="28.63cm" svg:x2="25.486cm" svg:y2="28.63cm">
          <text:p/>
        </draw:line>
        <draw:custom-shape draw:style-name="gr1" draw:text-style-name="P1" xml:id="id8" draw:id="id8" draw:layer="layout" svg:width="7.498cm" svg:height="3.048cm" svg:x="15.757cm" svg:y="31.805cm">
          <text:p text:style-name="P1">If (A[j].loai == “co”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1" xml:id="id6" draw:id="id6" draw:layer="layout" svg:width="8.89cm" svg:height="3.048cm" svg:x="25.257cm" svg:y="31.805cm">
          <text:p text:style-name="P1">A[j].giatri = A[j].giatri*4+4;</text:p>
        </draw:rect>
        <draw:line draw:style-name="gr2" draw:text-style-name="P1" draw:layer="layout" svg:x1="23.225cm" svg:y1="33.329cm" svg:x2="25.511cm" svg:y2="33.329cm">
          <text:p/>
        </draw:line>
        <draw:line draw:style-name="gr2" draw:text-style-name="P1" draw:layer="layout" svg:x1="19.542cm" svg:y1="25.836cm" svg:x2="19.542cm" svg:y2="27.233cm">
          <text:p/>
        </draw:line>
        <draw:line draw:style-name="gr2" draw:text-style-name="P1" draw:layer="layout" svg:x1="19.542cm" svg:y1="30.154cm" svg:x2="19.542cm" svg:y2="31.932cm">
          <text:p/>
        </draw:line>
        <draw:rect draw:style-name="gr3" draw:text-style-name="P1" xml:id="id7" draw:id="id7" draw:layer="layout" svg:width="3.937cm" svg:height="1.651cm" svg:x="26.654cm" svg:y="14.335cm">
          <text:p text:style-name="P1">j++</text:p>
        </draw:rect>
        <draw:connector draw:style-name="gr2" draw:text-style-name="P1" draw:layer="layout" draw:line-skew="2.166cm" svg:x1="34.147cm" svg:y1="33.329cm" svg:x2="30.591cm" svg:y2="15.16cm" draw:start-shape="id6" draw:start-glue-point="1" draw:end-shape="id7" draw:end-glue-point="1" svg:d="M34147 33329h2667v-18169h-6223">
          <text:p/>
        </draw:connector>
        <draw:line draw:style-name="gr9" draw:text-style-name="P1" draw:layer="layout" svg:x1="34.147cm" svg:y1="28.757cm" svg:x2="36.814cm" svg:y2="28.757cm">
          <text:p/>
        </draw:line>
        <draw:line draw:style-name="gr9" draw:text-style-name="P1" draw:layer="layout" svg:x1="36.814cm" svg:y1="24.185cm" svg:x2="34.147cm" svg:y2="24.185cm">
          <text:p/>
        </draw:line>
        <draw:line draw:style-name="gr2" draw:text-style-name="P1" draw:layer="layout" svg:x1="26.654cm" svg:y1="15.224cm" svg:x2="21.59cm" svg:y2="15.351cm">
          <text:p/>
        </draw:line>
        <draw:frame draw:style-name="gr7" draw:layer="layout" svg:width="2.794cm" svg:height="2.487cm" svg:x="21.955cm" svg:y="22.841cm">
          <draw:text-box>
            <text:p>Đ</text:p>
          </draw:text-box>
        </draw:frame>
        <draw:frame draw:style-name="gr7" draw:layer="layout" svg:width="2.794cm" svg:height="2.487cm" svg:x="22.463cm" svg:y="27.413cm">
          <draw:text-box>
            <text:p>Đ</text:p>
          </draw:text-box>
        </draw:frame>
        <draw:frame draw:style-name="gr7" draw:layer="layout" svg:width="2.794cm" svg:height="2.487cm" svg:x="22.59cm" svg:y="32.112cm">
          <draw:text-box>
            <text:p>Đ</text:p>
          </draw:text-box>
        </draw:frame>
        <draw:frame draw:style-name="gr8" draw:layer="layout" svg:width="2.032cm" svg:height="2.455cm" svg:x="20.05cm" svg:y="25.413cm">
          <draw:text-box>
            <text:p>S</text:p>
          </draw:text-box>
        </draw:frame>
        <draw:frame draw:style-name="gr8" draw:layer="layout" svg:width="2.032cm" svg:height="2.455cm" svg:x="19.923cm" svg:y="29.9cm">
          <draw:text-box>
            <text:p>S</text:p>
          </draw:text-box>
        </draw:frame>
        <draw:frame draw:style-name="gr8" draw:layer="layout" svg:width="2.032cm" svg:height="2.455cm" svg:x="20.304cm" svg:y="34.684cm">
          <draw:text-box>
            <text:p>S</text:p>
          </draw:text-box>
        </draw:frame>
        <draw:connector draw:style-name="gr2" draw:text-style-name="P1" draw:layer="layout" draw:line-skew="1.403cm" svg:x1="19.506cm" svg:y1="34.853cm" svg:x2="36.839cm" svg:y2="33.419cm" draw:start-shape="id8" draw:start-glue-point="6" svg:d="M19506 34853v1905h17333v-3339">
          <text:p/>
        </draw:connector>
        <draw:rect draw:style-name="gr3" draw:text-style-name="P1" draw:layer="layout" svg:width="4.318cm" svg:height="1.651cm" svg:x="17.383cm" svg:y="10.779cm">
          <text:p text:style-name="P1">i1 = 0</text:p>
        </draw:rect>
        <draw:line draw:style-name="gr2" draw:text-style-name="P1" draw:layer="layout" svg:x1="19.515cm" svg:y1="14.335cm" svg:x2="19.515cm" svg:y2="12.303cm">
          <text:p/>
        </draw:line>
        <draw:custom-shape draw:style-name="gr1" draw:text-style-name="P3" draw:layer="layout" svg:width="4.318cm" svg:height="2.159cm" svg:x="17.272cm" svg:y="7.35cm">
          <text:p text:style-name="P3"><text:span text:style-name="T2">i1 &lt; n -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9.415cm" svg:y1="10.652cm" svg:x2="19.415cm" svg:y2="9.382cm">
          <text:p/>
        </draw:line>
        <draw:line draw:style-name="gr2" draw:text-style-name="P1" draw:layer="layout" svg:x1="17.256cm" svg:y1="8.493cm" svg:x2="15.478cm" svg:y2="8.493cm">
          <text:p/>
        </draw:line>
        <draw:rect draw:style-name="gr3" draw:text-style-name="P1" draw:layer="layout" svg:width="3.683cm" svg:height="1.651cm" svg:x="11.668cm" svg:y="7.604cm">
          <text:p text:style-name="P1">j1 = i1 + 1</text:p>
        </draw:rect>
        <draw:custom-shape draw:style-name="gr1" draw:text-style-name="P3" draw:layer="layout" svg:width="4.318cm" svg:height="2.159cm" svg:x="11.314cm" svg:y="4.429cm">
          <text:p text:style-name="P3"><text:span text:style-name="T2">j1 &lt; 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xml:id="id11" draw:id="id11" draw:layer="layout" svg:x1="13.446cm" svg:y1="7.604cm" svg:x2="13.446cm" svg:y2="6.588cm">
          <text:p/>
        </draw:line>
        <draw:frame draw:style-name="gr7" draw:layer="layout" svg:width="2.794cm" svg:height="2.487cm" svg:x="16.621cm" svg:y="7.657cm">
          <draw:text-box>
            <text:p>Đ</text:p>
          </draw:text-box>
        </draw:frame>
        <draw:frame draw:style-name="gr8" draw:layer="layout" svg:width="2.032cm" svg:height="2.455cm" svg:x="20.812cm" svg:y="7.308cm">
          <draw:text-box>
            <text:p>S</text:p>
          </draw:text-box>
        </draw:frame>
        <draw:line draw:style-name="gr2" draw:text-style-name="P1" draw:layer="layout" svg:x1="13.419cm" svg:y1="4.429cm" svg:x2="13.446cm" svg:y2="3.159cm">
          <text:p/>
        </draw:line>
        <draw:custom-shape draw:style-name="gr1" draw:text-style-name="P1" xml:id="id9" draw:id="id9" draw:layer="layout" svg:width="6.223cm" svg:height="2.667cm" svg:x="10.271cm" svg:y="0.492cm">
          <text:p text:style-name="P1">A[j1].giatri &lt; A[i1].giatr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6.494cm" svg:y1="1.889cm" svg:x2="17.637cm" svg:y2="1.889cm">
          <text:p/>
        </draw:line>
        <draw:rect draw:style-name="gr3" draw:text-style-name="P1" xml:id="id12" draw:id="id12" draw:layer="layout" svg:width="5.334cm" svg:height="1.905cm" svg:x="17.637cm" svg:y="0.873cm">
          <text:p text:style-name="P1">swap(A[i1], A[j1])</text:p>
        </draw:rect>
        <draw:frame draw:style-name="gr7" draw:layer="layout" svg:width="2.794cm" svg:height="2.487cm" svg:x="15.859cm" svg:y="0.799cm">
          <draw:text-box>
            <text:p>Đ</text:p>
          </draw:text-box>
        </draw:frame>
        <draw:custom-shape draw:style-name="gr1" draw:text-style-name="P1" draw:layer="layout" svg:width="7.498cm" svg:height="3.048cm" svg:x="15.732cm" svg:y="18.653cm">
          <text:p text:style-name="P1">If (A[j].loai == “bich”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19.515cm" svg:y1="21.701cm" svg:x2="19.515cm" svg:y2="22.717cm">
          <text:p/>
        </draw:line>
        <draw:rect draw:style-name="gr3" draw:text-style-name="P1" draw:layer="layout" svg:width="8.89cm" svg:height="3.048cm" svg:x="25.13cm" svg:y="18.526cm">
          <text:p text:style-name="P1">A[j].giatri = A[j].giatri*4+1;</text:p>
        </draw:rect>
        <draw:line draw:style-name="gr2" draw:text-style-name="P1" draw:layer="layout" svg:x1="23.252cm" svg:y1="20.25cm" svg:x2="25.157cm" svg:y2="20.25cm">
          <text:p/>
        </draw:line>
        <draw:line draw:style-name="gr9" draw:text-style-name="P1" draw:layer="layout" svg:x1="34.02cm" svg:y1="20.05cm" svg:x2="36.814cm" svg:y2="20.05cm">
          <text:p/>
        </draw:line>
        <draw:rect draw:style-name="gr3" draw:text-style-name="P1" xml:id="id10" draw:id="id10" draw:layer="layout" svg:width="2.54cm" svg:height="1.524cm" svg:x="7.35cm" svg:y="-1.794cm">
          <text:p text:style-name="P1">j1++</text:p>
        </draw:rect>
        <draw:connector draw:style-name="gr2" draw:text-style-name="P1" xml:id="id13" draw:id="id13" draw:layer="layout" svg:x1="13.383cm" svg:y1="0.492cm" svg:x2="9.89cm" svg:y2="-1.032cm" draw:start-shape="id9" draw:start-glue-point="4" draw:end-shape="id10" draw:end-glue-point="1" svg:d="M13383 492v-1524h-3493">
          <text:p/>
        </draw:connector>
        <draw:connector draw:style-name="gr2" draw:text-style-name="P1" draw:layer="layout" draw:line-skew="3.936cm" svg:x1="8.62cm" svg:y1="-0.27cm" svg:x2="13.446cm" svg:y2="7.096cm" draw:start-shape="id10" draw:start-glue-point="2" draw:end-shape="id11" draw:end-glue-point="1" svg:d="M8620-270v7366h4826">
          <text:p/>
        </draw:connector>
        <draw:frame draw:style-name="gr8" draw:layer="layout" svg:width="2.032cm" svg:height="2.455cm" svg:x="13.573cm" svg:y="-0.058cm">
          <draw:text-box>
            <text:p>S</text:p>
          </draw:text-box>
        </draw:frame>
        <draw:frame draw:style-name="gr7" draw:layer="layout" svg:width="2.794cm" svg:height="2.487cm" svg:x="13.446cm" svg:y="3.54cm">
          <draw:text-box>
            <text:p>Đ</text:p>
          </draw:text-box>
        </draw:frame>
        <draw:frame draw:style-name="gr8" draw:layer="layout" svg:width="2.032cm" svg:height="2.455cm" svg:x="15.224cm" svg:y="4.641cm">
          <draw:text-box>
            <text:p>S</text:p>
          </draw:text-box>
        </draw:frame>
        <draw:rect draw:style-name="gr3" draw:text-style-name="P1" draw:layer="layout" svg:width="2.159cm" svg:height="1.016cm" svg:x="18.399cm" svg:y="5.064cm">
          <text:p text:style-name="P1">i1++</text:p>
        </draw:rect>
        <draw:line draw:style-name="gr2" draw:text-style-name="P1" draw:layer="layout" svg:x1="15.478cm" svg:y1="5.445cm" svg:x2="18.526cm" svg:y2="5.445cm">
          <text:p/>
        </draw:line>
        <draw:line draw:style-name="gr2" draw:text-style-name="P1" draw:layer="layout" svg:x1="19.415cm" svg:y1="6.08cm" svg:x2="19.415cm" svg:y2="7.477cm">
          <text:p/>
        </draw:line>
        <draw:connector draw:style-name="gr2" draw:text-style-name="P1" draw:layer="layout" draw:line-skew="0.007cm" svg:x1="22.971cm" svg:y1="1.825cm" svg:x2="13.383cm" svg:y2="-1.032cm" draw:start-shape="id12" draw:start-glue-point="1" draw:end-shape="id13" draw:end-glue-point="0" svg:d="M22971 1825h508v-2857h-100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Đối_20_tượng_20_không_20_cần_20_thêm_20_vào_20_các_20_yếu_20_tố_20_bên_20_trong_20_và_20_đường_20_bao_20_quanh" style:display-name="Đối tượng không cần thêm vào các yếu tố bên trong và đường bao quanh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ặc_20_định" style:display-name="Mặc định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u nguyen</meta:initial-creator>
    <meta:creation-date>2021-10-04T10:41:44.36</meta:creation-date>
    <dc:date>2021-10-04T12:27:18.42</dc:date>
    <dc:creator>phu nguyen</dc:creator>
    <meta:editing-duration>PT37M3S</meta:editing-duration>
    <meta:editing-cycles>2</meta:editing-cycles>
    <meta:generator>OpenOffice/4.1.10$Win32 OpenOffice.org_project/4110m2$Build-9807</meta:generator>
    <meta:document-statistic meta:object-count="97"/>
  </office:meta>
</office:document-meta>
</file>